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93.66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value-type" style:repeat-content="false" style:vertical-align="middle"/>
      <style:paragraph-properties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800000"/>
    </style:style>
  </office:automatic-styles>
  <office:body>
    <office:spreadsheet>
      <table:table table:name="Sheet1" table:style-name="ta1">
        <table:shapes>
          <draw:frame draw:z-index="0" draw:style-name="gr1" draw:text-style-name="P1" svg:width="938.92pt" svg:height="600.07pt" svg:x="270.03pt" svg:y="27.86pt">
            <draw:object draw:notify-on-update-of-ranges="Sheet1.B2:Sheet1.B13 Sheet1.C1:Sheet1.C1 Sheet1.C2:Sheet1.C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ynaban (g)</text:p>
          </table:table-cell>
          <table:table-cell office:value-type="string" calcext:value-type="string">
            <text:p>Dynaban (g) (corection)</text:p>
          </table:table-cell>
          <table:table-cell office:value-type="string" calcext:value-type="string">
            <text:p>Balance (g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[.A2]*2*18.5/19.5" office:value-type="float" office:value="77.7948717948718" calcext:value-type="float">
            <text:p>77.794871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 [.A3]*2*18.5/19.5" office:value-type="float" office:value="98.6666666666667" calcext:value-type="float">
            <text:p>98.6666666667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 [.A4]*2*18.5/19.5" office:value-type="float" office:value="155.589743589744" calcext:value-type="float">
            <text:p>155.589743589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 [.A5]*2*18.5/19.5" office:value-type="float" office:value="168.871794871795" calcext:value-type="float">
            <text:p>168.8717948718</text:p>
          </table:table-cell>
          <table:table-cell office:value-type="float" office:value="150.2" calcext:value-type="float">
            <text:p>150.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 [.A6]*2*18.5/19.5" office:value-type="float" office:value="204.923076923077" calcext:value-type="float">
            <text:p>204.9230769231</text:p>
          </table:table-cell>
          <table:table-cell office:value-type="float" office:value="188.8" calcext:value-type="float">
            <text:p>188.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 [.A7]*2*18.5/19.5" office:value-type="float" office:value="225.794871794872" calcext:value-type="float">
            <text:p>225.7948717949</text:p>
          </table:table-cell>
          <table:table-cell office:value-type="float" office:value="238.6" calcext:value-type="float">
            <text:p>238.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 [.A8]*2*18.5/19.5" office:value-type="float" office:value="237.179487179487" calcext:value-type="float">
            <text:p>237.1794871795</text:p>
          </table:table-cell>
          <table:table-cell office:value-type="float" office:value="245.1" calcext:value-type="float">
            <text:p>245.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 [.A9]*2*18.5/19.5" office:value-type="float" office:value="267.538461538462" calcext:value-type="float">
            <text:p>267.5384615385</text:p>
          </table:table-cell>
          <table:table-cell office:value-type="float" office:value="291.8" calcext:value-type="float">
            <text:p>291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[.A10]*2*18.5/19.5" office:value-type="float" office:value="303.589743589744" calcext:value-type="float">
            <text:p>303.5897435897</text:p>
          </table:table-cell>
          <table:table-cell office:value-type="float" office:value="349.9" calcext:value-type="float">
            <text:p>349.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 [.A11]*2*18.5/19.5" office:value-type="float" office:value="328.25641025641" calcext:value-type="float">
            <text:p>328.2564102564</text:p>
          </table:table-cell>
          <table:table-cell office:value-type="float" office:value="407.9" calcext:value-type="float">
            <text:p>407.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 [.A12]*2*18.5/19.5" office:value-type="float" office:value="383.282051282051" calcext:value-type="float">
            <text:p>383.2820512821</text:p>
          </table:table-cell>
          <table:table-cell office:value-type="float" office:value="464.1" calcext:value-type="float">
            <text:p>464.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 [.A13]*2*18.5/19.5" office:value-type="float" office:value="698.25641025641" calcext:value-type="float">
            <text:p>698.2564102564</text:p>
          </table:table-cell>
          <table:table-cell office:value-type="float" office:value="907" calcext:value-type="float">
            <text:p>907</text:p>
          </table:table-cell>
        </table:table-row>
      </table:table>
      <table:table table:name="Sheet2" table:style-name="ta1">
        <table:shapes>
          <draw:frame draw:z-index="0" draw:style-name="gr1" draw:text-style-name="P1" svg:width="453.71pt" svg:height="254.78pt" svg:x="582.92pt" svg:y="272.18pt">
            <draw:object draw:notify-on-update-of-ranges="Sheet2.B1:Sheet2.B1 Sheet2.B2:Sheet2.B13 Sheet2.G1:Sheet2.G1 Sheet2.G2:Sheet2.G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54pt" svg:height="254.78pt" svg:x="13.24pt" svg:y="263.85pt">
            <draw:object draw:notify-on-update-of-ranges="Sheet2.D1:Sheet2.D1 Sheet2.D2:Sheet2.D13 Sheet2.H1:Sheet2.H1 Sheet2.H2:Sheet2.H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1" table:number-columns-repeated="1016" table:default-cell-style-name="ce2"/>
        <table:table-row table:style-name="ro2">
          <table:table-cell table:style-name="ce1" office:value-type="string" calcext:value-type="string">
            <text:p>Dynaban (g) (corection)</text:p>
          </table:table-cell>
          <table:table-cell table:style-name="ce1" office:value-type="string" calcext:value-type="string">
            <text:p>Balance (g)</text:p>
          </table:table-cell>
          <table:table-cell table:style-name="ce1" office:value-type="string" calcext:value-type="string">
            <text:p>AskedTorque </text:p>
            <text:p>[N.m*4096/(2*PI)]</text:p>
          </table:table-cell>
          <table:table-cell table:style-name="ce1" office:value-type="string" calcext:value-type="string">
            <text:p>ActualTorque</text:p>
            <text:p>[N.m]</text:p>
          </table:table-cell>
          <table:table-cell table:style-name="ce1" office:value-type="string" calcext:value-type="string">
            <text:p>Command </text:p>
            <text:p>[0-3000]</text:p>
          </table:table-cell>
          <table:table-cell office:value-type="string" calcext:value-type="string">
            <text:p>Additionnal command</text:p>
            <text:p>For static friction</text:p>
          </table:table-cell>
          <table:table-cell table:style-name="ce3" office:value-type="string" calcext:value-type="string">
            <text:p>Total Command</text:p>
          </table:table-cell>
          <table:table-cell office:value-type="string" calcext:value-type="string">
            <text:p>Total Command</text:p>
            <text:p>V</text:p>
          </table:table-cell>
          <table:table-cell table:number-columns-repeated="1016"/>
        </table:table-row>
        <table:table-row table:style-name="ro1">
          <table:table-cell office:value-type="float" office:value="77.7948717948718" calcext:value-type="float">
            <text:p>77.79</text:p>
          </table:table-cell>
          <table:table-cell office:value-type="float" office:value="0" calcext:value-type="float">
            <text:p>0.00</text:p>
          </table:table-cell>
          <table:table-cell table:formula="of:=[.A2]*9.81*0.185*4096/(2*3.1415*1000)" office:value-type="float" office:value="92.0416919501953" calcext:value-type="float">
            <text:p>92.04</text:p>
          </table:table-cell>
          <table:table-cell table:formula="of:=[.B2]*9.81*0.185/(1000)" office:value-type="float" office:value="0" calcext:value-type="float">
            <text:p>0.00</text:p>
          </table:table-cell>
          <table:table-cell table:formula="of:=0.3834*(3.75*[.C2])" office:value-type="float" office:value="132.332942601393" calcext:value-type="float">
            <text:p>132.33</text:p>
          </table:table-cell>
          <table:table-cell office:value-type="float" office:value="80" calcext:value-type="float">
            <text:p>80.00</text:p>
          </table:table-cell>
          <table:table-cell table:formula="of:= [.E2]+[.F2]" office:value-type="float" office:value="212.332942601393" calcext:value-type="float">
            <text:p>212.33</text:p>
          </table:table-cell>
          <table:table-cell table:formula="of:=[.G2]*12/3000" office:value-type="float" office:value="0.849331770405573" calcext:value-type="float">
            <text:p>0.85</text:p>
          </table:table-cell>
          <table:table-cell table:number-columns-repeated="1016"/>
        </table:table-row>
        <table:table-row table:style-name="ro1">
          <table:table-cell office:value-type="float" office:value="98.6666666666667" calcext:value-type="float">
            <text:p>98.67</text:p>
          </table:table-cell>
          <table:table-cell office:value-type="float" office:value="28.4" calcext:value-type="float">
            <text:p>28.40</text:p>
          </table:table-cell>
          <table:table-cell table:formula="of:=[.A3]*9.81*0.185*4096/(2*3.1415*1000)" office:value-type="float" office:value="116.735804424638" calcext:value-type="float">
            <text:p>116.74</text:p>
          </table:table-cell>
          <table:table-cell table:formula="of:=[.B3]*9.81*0.185/(1000)" office:value-type="float" office:value="0.05154174" calcext:value-type="float">
            <text:p>0.05</text:p>
          </table:table-cell>
          <table:table-cell table:formula="of:=0.3834*(3.75*[.C3])" office:value-type="float" office:value="167.836902811523" calcext:value-type="float">
            <text:p>167.84</text:p>
          </table:table-cell>
          <table:table-cell table:formula="of:= [.F2]" office:value-type="float" office:value="80" calcext:value-type="float">
            <text:p>80.00</text:p>
          </table:table-cell>
          <table:table-cell table:formula="of:= [.E3]+[.F3]" office:value-type="float" office:value="247.836902811523" calcext:value-type="float">
            <text:p>247.84</text:p>
          </table:table-cell>
          <table:table-cell table:formula="of:=[.G3]*12/3000" office:value-type="float" office:value="0.991347611246093" calcext:value-type="float">
            <text:p>0.99</text:p>
          </table:table-cell>
          <table:table-cell table:number-columns-repeated="1016"/>
        </table:table-row>
        <table:table-row table:style-name="ro1">
          <table:table-cell office:value-type="float" office:value="155.589743589744" calcext:value-type="float">
            <text:p>155.59</text:p>
          </table:table-cell>
          <table:table-cell office:value-type="float" office:value="117" calcext:value-type="float">
            <text:p>117.00</text:p>
          </table:table-cell>
          <table:table-cell table:formula="of:=[.A4]*9.81*0.185*4096/(2*3.1415*1000)" office:value-type="float" office:value="184.083383900391" calcext:value-type="float">
            <text:p>184.08</text:p>
          </table:table-cell>
          <table:table-cell table:formula="of:=[.B4]*9.81*0.185/(1000)" office:value-type="float" office:value="0.21233745" calcext:value-type="float">
            <text:p>0.21</text:p>
          </table:table-cell>
          <table:table-cell table:formula="of:=0.3834*(3.75*[.C4])" office:value-type="float" office:value="264.665885202786" calcext:value-type="float">
            <text:p>264.67</text:p>
          </table:table-cell>
          <table:table-cell table:formula="of:= [.F3]" office:value-type="float" office:value="80" calcext:value-type="float">
            <text:p>80.00</text:p>
          </table:table-cell>
          <table:table-cell table:formula="of:= [.E4]+[.F4]" office:value-type="float" office:value="344.665885202786" calcext:value-type="float">
            <text:p>344.67</text:p>
          </table:table-cell>
          <table:table-cell table:formula="of:=[.G4]*12/3000" office:value-type="float" office:value="1.37866354081115" calcext:value-type="float">
            <text:p>1.38</text:p>
          </table:table-cell>
          <table:table-cell table:number-columns-repeated="1016"/>
        </table:table-row>
        <table:table-row table:style-name="ro1">
          <table:table-cell office:value-type="float" office:value="168.871794871795" calcext:value-type="float">
            <text:p>168.87</text:p>
          </table:table-cell>
          <table:table-cell office:value-type="float" office:value="150.2" calcext:value-type="float">
            <text:p>150.20</text:p>
          </table:table-cell>
          <table:table-cell table:formula="of:=[.A5]*9.81*0.185*4096/(2*3.1415*1000)" office:value-type="float" office:value="199.797819111399" calcext:value-type="float">
            <text:p>199.80</text:p>
          </table:table-cell>
          <table:table-cell table:formula="of:=[.B5]*9.81*0.185/(1000)" office:value-type="float" office:value="0.27259047" calcext:value-type="float">
            <text:p>0.27</text:p>
          </table:table-cell>
          <table:table-cell table:formula="of:=0.3834*(3.75*[.C5])" office:value-type="float" office:value="287.259314427415" calcext:value-type="float">
            <text:p>287.26</text:p>
          </table:table-cell>
          <table:table-cell table:formula="of:= [.F4]" office:value-type="float" office:value="80" calcext:value-type="float">
            <text:p>80.00</text:p>
          </table:table-cell>
          <table:table-cell table:formula="of:= [.E5]+[.F5]" office:value-type="float" office:value="367.259314427415" calcext:value-type="float">
            <text:p>367.26</text:p>
          </table:table-cell>
          <table:table-cell table:formula="of:=[.G5]*12/3000" office:value-type="float" office:value="1.46903725770966" calcext:value-type="float">
            <text:p>1.47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float" office:value="204.923076923077" calcext:value-type="float">
            <text:p>204.92</text:p>
          </table:table-cell>
          <table:table-cell office:value-type="float" office:value="188.8" calcext:value-type="float">
            <text:p>188.80</text:p>
          </table:table-cell>
          <table:table-cell table:formula="of:=[.A6]*9.81*0.185*4096/(2*3.1415*1000)" office:value-type="float" office:value="242.45128611271" calcext:value-type="float">
            <text:p>242.45</text:p>
          </table:table-cell>
          <table:table-cell table:formula="of:=[.B6]*9.81*0.185/(1000)" office:value-type="float" office:value="0.34264368" calcext:value-type="float">
            <text:p>0.34</text:p>
          </table:table-cell>
          <table:table-cell table:formula="of:=0.3834*(3.75*[.C6])" office:value-type="float" office:value="348.584336608548" calcext:value-type="float">
            <text:p>348.58</text:p>
          </table:table-cell>
          <table:table-cell table:formula="of:= [.F5]" office:value-type="float" office:value="80" calcext:value-type="float">
            <text:p>80.00</text:p>
          </table:table-cell>
          <table:table-cell table:formula="of:= [.E6]+[.F6]" office:value-type="float" office:value="428.584336608548" calcext:value-type="float">
            <text:p>428.58</text:p>
          </table:table-cell>
          <table:table-cell table:formula="of:=[.G6]*12/3000" office:value-type="float" office:value="1.71433734643419" calcext:value-type="float">
            <text:p>1.71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float" office:value="225.794871794872" calcext:value-type="float">
            <text:p>225.79</text:p>
          </table:table-cell>
          <table:table-cell office:value-type="float" office:value="238.6" calcext:value-type="float">
            <text:p>238.60</text:p>
          </table:table-cell>
          <table:table-cell table:formula="of:=[.A7]*9.81*0.185*4096/(2*3.1415*1000)" office:value-type="float" office:value="267.145398587152" calcext:value-type="float">
            <text:p>267.15</text:p>
          </table:table-cell>
          <table:table-cell table:formula="of:=[.B7]*9.81*0.185/(1000)" office:value-type="float" office:value="0.43302321" calcext:value-type="float">
            <text:p>0.43</text:p>
          </table:table-cell>
          <table:table-cell table:formula="of:=0.3834*(3.75*[.C7])" office:value-type="float" office:value="384.088296818678" calcext:value-type="float">
            <text:p>384.09</text:p>
          </table:table-cell>
          <table:table-cell table:formula="of:= [.F6]" office:value-type="float" office:value="80" calcext:value-type="float">
            <text:p>80.00</text:p>
          </table:table-cell>
          <table:table-cell table:formula="of:= [.E7]+[.F7]" office:value-type="float" office:value="464.088296818678" calcext:value-type="float">
            <text:p>464.09</text:p>
          </table:table-cell>
          <table:table-cell table:formula="of:=[.G7]*12/3000" office:value-type="float" office:value="1.85635318727471" calcext:value-type="float">
            <text:p>1.86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float" office:value="237.179487179487" calcext:value-type="float">
            <text:p>237.18</text:p>
          </table:table-cell>
          <table:table-cell office:value-type="float" office:value="245.1" calcext:value-type="float">
            <text:p>245.10</text:p>
          </table:table-cell>
          <table:table-cell table:formula="of:=[.A8]*9.81*0.185*4096/(2*3.1415*1000)" office:value-type="float" office:value="280.614914482303" calcext:value-type="float">
            <text:p>280.61</text:p>
          </table:table-cell>
          <table:table-cell table:formula="of:=[.B8]*9.81*0.185/(1000)" office:value-type="float" office:value="0.444819735" calcext:value-type="float">
            <text:p>0.44</text:p>
          </table:table-cell>
          <table:table-cell table:formula="of:=0.3834*(3.75*[.C8])" office:value-type="float" office:value="403.454093296931" calcext:value-type="float">
            <text:p>403.45</text:p>
          </table:table-cell>
          <table:table-cell table:formula="of:= [.F7]" office:value-type="float" office:value="80" calcext:value-type="float">
            <text:p>80.00</text:p>
          </table:table-cell>
          <table:table-cell table:formula="of:= [.E8]+[.F8]" office:value-type="float" office:value="483.454093296931" calcext:value-type="float">
            <text:p>483.45</text:p>
          </table:table-cell>
          <table:table-cell table:formula="of:=[.G8]*12/3000" office:value-type="float" office:value="1.93381637318772" calcext:value-type="float">
            <text:p>1.93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float" office:value="267.538461538462" calcext:value-type="float">
            <text:p>267.54</text:p>
          </table:table-cell>
          <table:table-cell office:value-type="float" office:value="291.8" calcext:value-type="float">
            <text:p>291.80</text:p>
          </table:table-cell>
          <table:table-cell table:formula="of:=[.A9]*9.81*0.185*4096/(2*3.1415*1000)" office:value-type="float" office:value="316.533623536037" calcext:value-type="float">
            <text:p>316.53</text:p>
          </table:table-cell>
          <table:table-cell table:formula="of:=[.B9]*9.81*0.185/(1000)" office:value-type="float" office:value="0.52957323" calcext:value-type="float">
            <text:p>0.53</text:p>
          </table:table-cell>
          <table:table-cell table:formula="of:=0.3834*(3.75*[.C9])" office:value-type="float" office:value="455.096217238938" calcext:value-type="float">
            <text:p>455.10</text:p>
          </table:table-cell>
          <table:table-cell table:formula="of:= [.F8]" office:value-type="float" office:value="80" calcext:value-type="float">
            <text:p>80.00</text:p>
          </table:table-cell>
          <table:table-cell table:formula="of:= [.E9]+[.F9]" office:value-type="float" office:value="535.096217238938" calcext:value-type="float">
            <text:p>535.10</text:p>
          </table:table-cell>
          <table:table-cell table:formula="of:=[.G9]*12/3000" office:value-type="float" office:value="2.14038486895575" calcext:value-type="float">
            <text:p>2.14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float" office:value="303.589743589744" calcext:value-type="float">
            <text:p>303.59</text:p>
          </table:table-cell>
          <table:table-cell office:value-type="float" office:value="349.9" calcext:value-type="float">
            <text:p>349.90</text:p>
          </table:table-cell>
          <table:table-cell table:formula="of:=[.A10]*9.81*0.185*4096/(2*3.1415*1000)" office:value-type="float" office:value="359.187090537347" calcext:value-type="float">
            <text:p>359.19</text:p>
          </table:table-cell>
          <table:table-cell table:formula="of:=[.B10]*9.81*0.185/(1000)" office:value-type="float" office:value="0.635016015" calcext:value-type="float">
            <text:p>0.64</text:p>
          </table:table-cell>
          <table:table-cell table:formula="of:=0.3834*(3.75*[.C10])" office:value-type="float" office:value="516.421239420071" calcext:value-type="float">
            <text:p>516.42</text:p>
          </table:table-cell>
          <table:table-cell table:formula="of:= [.F9]" office:value-type="float" office:value="80" calcext:value-type="float">
            <text:p>80.00</text:p>
          </table:table-cell>
          <table:table-cell table:formula="of:= [.E10]+[.F10]" office:value-type="float" office:value="596.421239420071" calcext:value-type="float">
            <text:p>596.42</text:p>
          </table:table-cell>
          <table:table-cell table:formula="of:=[.G10]*12/3000" office:value-type="float" office:value="2.38568495768029" calcext:value-type="float">
            <text:p>2.39</text:p>
          </table:table-cell>
          <table:table-cell table:style-name="Default" table:number-columns-repeated="3"/>
          <table:table-cell table:number-columns-repeated="1013"/>
        </table:table-row>
        <table:table-row table:style-name="ro3">
          <table:table-cell office:value-type="float" office:value="328.25641025641" calcext:value-type="float">
            <text:p>328.26</text:p>
          </table:table-cell>
          <table:table-cell office:value-type="float" office:value="407.9" calcext:value-type="float">
            <text:p>407.90</text:p>
          </table:table-cell>
          <table:table-cell table:formula="of:=[.A11]*9.81*0.185*4096/(2*3.1415*1000)" office:value-type="float" office:value="388.371041643507" calcext:value-type="float">
            <text:p>388.37</text:p>
          </table:table-cell>
          <table:table-cell table:formula="of:=[.B11]*9.81*0.185/(1000)" office:value-type="float" office:value="0.740277315" calcext:value-type="float">
            <text:p>0.74</text:p>
          </table:table-cell>
          <table:table-cell table:formula="of:=0.3834*(3.75*[.C11])" office:value-type="float" office:value="558.380465122952" calcext:value-type="float">
            <text:p>558.38</text:p>
          </table:table-cell>
          <table:table-cell table:formula="of:= [.F10]" office:value-type="float" office:value="80" calcext:value-type="float">
            <text:p>80.00</text:p>
          </table:table-cell>
          <table:table-cell table:formula="of:= [.E11]+[.F11]" office:value-type="float" office:value="638.380465122952" calcext:value-type="float">
            <text:p>638.38</text:p>
          </table:table-cell>
          <table:table-cell table:formula="of:=[.G11]*12/3000" office:value-type="float" office:value="2.55352186049181" calcext:value-type="float">
            <text:p>2.55</text:p>
          </table:table-cell>
          <table:table-cell table:style-name="Default" table:number-columns-repeated="3"/>
          <table:table-cell table:number-columns-repeated="5"/>
          <table:table-cell table:style-name="ce4" office:value-type="string" calcext:value-type="string">
            <text:p><text:span text:style-name="T1">torque</text:span><text:span text:style-name="T2"> = m*g*l*</text:span><text:span text:style-name="T3">4096</text:span><text:span text:style-name="T2">/(</text:span><text:span text:style-name="T3">2</text:span><text:span text:style-name="T2">*numpy.pi)</text:span></text:p>
          </table:table-cell>
          <table:table-cell table:number-columns-repeated="1007"/>
        </table:table-row>
        <table:table-row table:style-name="ro1">
          <table:table-cell office:value-type="float" office:value="383.282051282051" calcext:value-type="float">
            <text:p>383.28</text:p>
          </table:table-cell>
          <table:table-cell office:value-type="float" office:value="464.1" calcext:value-type="float">
            <text:p>464.10</text:p>
          </table:table-cell>
          <table:table-cell table:formula="of:=[.A12]*9.81*0.185*4096/(2*3.1415*1000)" office:value-type="float" office:value="453.473701803401" calcext:value-type="float">
            <text:p>453.47</text:p>
          </table:table-cell>
          <table:table-cell table:formula="of:=[.B12]*9.81*0.185/(1000)" office:value-type="float" office:value="0.842271885" calcext:value-type="float">
            <text:p>0.84</text:p>
          </table:table-cell>
          <table:table-cell table:formula="of:=0.3834*(3.75*[.C12])" office:value-type="float" office:value="651.98181476784" calcext:value-type="float">
            <text:p>651.98</text:p>
          </table:table-cell>
          <table:table-cell table:formula="of:= [.F11]" office:value-type="float" office:value="80" calcext:value-type="float">
            <text:p>80.00</text:p>
          </table:table-cell>
          <table:table-cell table:formula="of:= [.E12]+[.F12]" office:value-type="float" office:value="731.98181476784" calcext:value-type="float">
            <text:p>731.98</text:p>
          </table:table-cell>
          <table:table-cell table:formula="of:=[.G12]*12/3000" office:value-type="float" office:value="2.92792725907136" calcext:value-type="float">
            <text:p>2.93</text:p>
          </table:table-cell>
          <table:table-cell table:number-columns-repeated="1016"/>
        </table:table-row>
        <table:table-row table:style-name="ro1">
          <table:table-cell office:value-type="float" office:value="698.25641025641" calcext:value-type="float">
            <text:p>698.26</text:p>
          </table:table-cell>
          <table:table-cell office:value-type="float" office:value="907" calcext:value-type="float">
            <text:p>907.00</text:p>
          </table:table-cell>
          <table:table-cell table:formula="of:=[.A13]*9.81*0.185*4096/(2*3.1415*1000)" office:value-type="float" office:value="826.130308235899" calcext:value-type="float">
            <text:p>826.13</text:p>
          </table:table-cell>
          <table:table-cell table:formula="of:=[.B13]*9.81*0.185/(1000)" office:value-type="float" office:value="1.64606895" calcext:value-type="float">
            <text:p>1.65</text:p>
          </table:table-cell>
          <table:table-cell table:formula="of:=0.3834*(3.75*[.C13])" office:value-type="float" office:value="1187.76885066616" calcext:value-type="float">
            <text:p>1187.77</text:p>
          </table:table-cell>
          <table:table-cell table:formula="of:= [.F12]" office:value-type="float" office:value="80" calcext:value-type="float">
            <text:p>80.00</text:p>
          </table:table-cell>
          <table:table-cell table:formula="of:= [.E13]+[.F13]" office:value-type="float" office:value="1267.76885066616" calcext:value-type="float">
            <text:p>1267.77</text:p>
          </table:table-cell>
          <table:table-cell table:formula="of:=[.G13]*12/3000" office:value-type="float" office:value="5.07107540266466" calcext:value-type="float">
            <text:p>5.07</text:p>
          </table:table-cell>
          <table:table-cell table:number-columns-repeated="1016"/>
        </table:table-row>
        <table:table-row table:style-name="ro1">
          <table:table-cell table:number-columns-repeated="15"/>
          <table:table-cell office:value-type="string" calcext:value-type="string">
            <text:p>staticFriction</text:p>
          </table:table-cell>
          <table:table-cell office:value-type="float" office:value="80" calcext:value-type="float">
            <text:p>80.00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donc kt/r = 1 /2.541</text:p>
          </table:table-cell>
          <table:table-cell table:number-columns-repeated="100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 style:data-style-name="N2" text:time-value="14:29:20.187652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8:07:07.499219566</meta:creation-date>
    <dc:date>2016-02-22T15:23:40.856421338</dc:date>
    <meta:editing-duration>PT1H37M49S</meta:editing-duration>
    <meta:editing-cycles>11</meta:editing-cycles>
    <meta:generator>LibreOffice/4.4.2.2$Linux_X86_64 LibreOffice_project/40m0$Build-2</meta:generator>
    <meta:document-statistic meta:table-count="2" meta:cell-count="1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124cm" svg:height="21.17cm" xlink:href=".." xlink:type="simple" chart:class="chart:scatter" chart:style-name="ch1">
        <chart:title svg:x="13.224cm" svg:y="0.559cm" chart:style-name="ch2">
          <text:p>Torque measure vs actual weight</text:p>
        </chart:title>
        <chart:legend chart:legend-position="end" svg:x="28.79cm" svg:y="10.037cm" style:legend-expansion="high" chart:style-name="ch3"/>
        <chart:plot-area chart:style-name="ch4" table:cell-range-address="Sheet1.B2:Sheet1.C13 Sheet1.C1:Sheet1.C1" chart:data-source-has-labels="row" svg:x="1.673cm" svg:y="1.787cm" svg:width="26.455cm" svg:height="17.979cm">
          <chartooo:coordinate-region svg:x="2.48cm" svg:y="1.986cm" svg:width="25.183cm" svg:height="17.133cm"/>
          <chart:axis chart:dimension="x" chart:name="primary-x" chart:style-name="ch5">
            <chart:title svg:x="11.655cm" svg:y="20.189cm" chart:style-name="ch6">
              <text:p>Deduced weight through torque measure (g)</text:p>
            </chart:title>
          </chart:axis>
          <chart:axis chart:dimension="y" chart:name="primary-y" chart:style-name="ch5">
            <chart:title svg:x="0.864cm" svg:y="12.035cm" chart:style-name="ch7">
              <text:p>Actual weight (g)</text:p>
            </chart:title>
            <chart:grid chart:style-name="ch8" chart:class="major"/>
          </chart:axis>
          <chart:series chart:style-name="ch9" chart:values-cell-range-address="Sheet1.C2:Sheet1.C13" chart:label-cell-address="Sheet1.C1:Sheet1.C1" chart:class="chart:scatter">
            <chart:domain table:cell-range-address="Sheet1.B2:Sheet1.B13"/>
            <chart:regression-curve chart:style-name="ch10">
              <chart:equation chart:display-equation="true" chart:display-r-square="true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alance (g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.7948717948718">
                <text:p>77.7948717948718</text:p>
                <draw:g>
                  <svg:desc>Sheet1.B2:Sheet1.B13</svg:desc>
                </draw:g>
              </table:table-cell>
              <table:table-cell office:value-type="float" office:value="0">
                <text:p>0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.589743589744">
                <text:p>155.5897435897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871794871795">
                <text:p>168.871794871795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.923076923077">
                <text:p>204.923076923077</text:p>
              </table:table-cell>
              <table:table-cell office:value-type="float" office:value="188.8">
                <text:p>18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5.794871794872">
                <text:p>225.794871794872</text:p>
              </table:table-cell>
              <table:table-cell office:value-type="float" office:value="238.6">
                <text:p>23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7.179487179487">
                <text:p>237.179487179487</text:p>
              </table:table-cell>
              <table:table-cell office:value-type="float" office:value="245.1">
                <text:p>24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7.538461538462">
                <text:p>267.538461538462</text:p>
              </table:table-cell>
              <table:table-cell office:value-type="float" office:value="291.8">
                <text:p>29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3.589743589744">
                <text:p>303.589743589744</text:p>
              </table:table-cell>
              <table:table-cell office:value-type="float" office:value="349.9">
                <text:p>349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8.25641025641">
                <text:p>328.25641025641</text:p>
              </table:table-cell>
              <table:table-cell office:value-type="float" office:value="407.9">
                <text:p>407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3.282051282051">
                <text:p>383.282051282051</text:p>
              </table:table-cell>
              <table:table-cell office:value-type="float" office:value="464.1">
                <text:p>464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8.25641025641">
                <text:p>698.25641025641</text:p>
              </table:table-cell>
              <table:table-cell office:value-type="float" office:value="907">
                <text:p>9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scatter" chart:style-name="ch1">
        <chart:legend chart:legend-position="end" svg:x="11.138cm" svg:y="3.549cm" style:legend-expansion="high" chart:style-name="ch2"/>
        <chart:plot-area chart:style-name="ch3" table:cell-range-address="Sheet2.D1:Sheet2.D13 Sheet2.H1:Sheet2.H13" chart:data-source-has-labels="row" svg:x="0.32cm" svg:y="0.179cm" svg:width="10.498cm" svg:height="8.631cm">
          <chartooo:coordinate-region svg:x="1.232cm" svg:y="0.379cm" svg:width="9.254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H2:Sheet2.H13" chart:label-cell-address="Sheet2.H1:Sheet2.H1" chart:class="chart:scatter">
            <chart:domain table:cell-range-address="Sheet2.D2:Sheet2.D13"/>
            <chart:regression-curve chart:style-name="ch7">
              <chart:equation chart:display-equation="true" chart:display-r-square="false"/>
            </chart:regression-curve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tal Command
V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D2:Sheet2.D13</svg:desc>
                </draw:g>
              </table:table-cell>
              <table:table-cell office:value-type="float" office:value="0.849331770405573">
                <text:p>0.849331770405573</text:p>
                <draw:g>
                  <svg:desc>Sheet2.H2:Sheet2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154174">
                <text:p>0.05154174</text:p>
              </table:table-cell>
              <table:table-cell office:value-type="float" office:value="0.991347611246093">
                <text:p>0.991347611246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233745">
                <text:p>0.21233745</text:p>
              </table:table-cell>
              <table:table-cell office:value-type="float" office:value="1.37866354081115">
                <text:p>1.37866354081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259047">
                <text:p>0.27259047</text:p>
              </table:table-cell>
              <table:table-cell office:value-type="float" office:value="1.46903725770966">
                <text:p>1.46903725770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264368">
                <text:p>0.34264368</text:p>
              </table:table-cell>
              <table:table-cell office:value-type="float" office:value="1.71433734643419">
                <text:p>1.71433734643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302321">
                <text:p>0.43302321</text:p>
              </table:table-cell>
              <table:table-cell office:value-type="float" office:value="1.85635318727471">
                <text:p>1.85635318727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4819735">
                <text:p>0.444819735</text:p>
              </table:table-cell>
              <table:table-cell office:value-type="float" office:value="1.93381637318772">
                <text:p>1.93381637318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957323">
                <text:p>0.52957323</text:p>
              </table:table-cell>
              <table:table-cell office:value-type="float" office:value="2.14038486895575">
                <text:p>2.14038486895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5016015">
                <text:p>0.635016015</text:p>
              </table:table-cell>
              <table:table-cell office:value-type="float" office:value="2.38568495768029">
                <text:p>2.38568495768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40277315">
                <text:p>0.740277315</text:p>
              </table:table-cell>
              <table:table-cell office:value-type="float" office:value="2.55352186049181">
                <text:p>2.55352186049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2271885">
                <text:p>0.842271885</text:p>
              </table:table-cell>
              <table:table-cell office:value-type="float" office:value="2.92792725907136">
                <text:p>2.92792725907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4606895">
                <text:p>1.64606895</text:p>
              </table:table-cell>
              <table:table-cell office:value-type="float" office:value="5.07107540266466">
                <text:p>5.071075402664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8.989cm" xlink:href=".." xlink:type="simple" chart:class="chart:scatter" chart:style-name="ch1">
        <chart:legend chart:legend-position="end" svg:x="11.038cm" svg:y="3.946cm" style:legend-expansion="high" chart:style-name="ch2"/>
        <chart:plot-area chart:style-name="ch3" table:cell-range-address="Sheet2.B1:Sheet2.B13 Sheet2.G1:Sheet2.G13" chart:data-source-has-labels="row" svg:x="0.32cm" svg:y="0.179cm" svg:width="10.398cm" svg:height="8.631cm">
          <chartooo:coordinate-region svg:x="1.603cm" svg:y="0.379cm" svg:width="8.32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G2:Sheet2.G13" chart:label-cell-address="Sheet2.G1:Sheet2.G1" chart:class="chart:scatter">
            <chart:domain table:cell-range-address="Sheet2.B2:Sheet2.B13"/>
            <chart:regression-curve chart:style-name="ch7">
              <chart:equation chart:display-equation="true" chart:display-r-square="false"/>
            </chart:regression-curve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Command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B2:Sheet2.B13</svg:desc>
                </draw:g>
              </table:table-cell>
              <table:table-cell office:value-type="float" office:value="212.332942601393">
                <text:p>212.332942601393</text:p>
                <draw:g>
                  <svg:desc>Sheet2.G2:Sheet2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4">
                <text:p>28.4</text:p>
              </table:table-cell>
              <table:table-cell office:value-type="float" office:value="247.836902811523">
                <text:p>247.836902811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">
                <text:p>117</text:p>
              </table:table-cell>
              <table:table-cell office:value-type="float" office:value="344.665885202786">
                <text:p>344.665885202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.2">
                <text:p>150.2</text:p>
              </table:table-cell>
              <table:table-cell office:value-type="float" office:value="367.259314427415">
                <text:p>367.259314427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8.8">
                <text:p>188.8</text:p>
              </table:table-cell>
              <table:table-cell office:value-type="float" office:value="428.584336608548">
                <text:p>428.584336608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8.6">
                <text:p>238.6</text:p>
              </table:table-cell>
              <table:table-cell office:value-type="float" office:value="464.088296818678">
                <text:p>464.088296818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5.1">
                <text:p>245.1</text:p>
              </table:table-cell>
              <table:table-cell office:value-type="float" office:value="483.454093296931">
                <text:p>483.454093296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1.8">
                <text:p>291.8</text:p>
              </table:table-cell>
              <table:table-cell office:value-type="float" office:value="535.096217238938">
                <text:p>535.096217238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.9">
                <text:p>349.9</text:p>
              </table:table-cell>
              <table:table-cell office:value-type="float" office:value="596.421239420071">
                <text:p>596.421239420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7.9">
                <text:p>407.9</text:p>
              </table:table-cell>
              <table:table-cell office:value-type="float" office:value="638.380465122952">
                <text:p>638.380465122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4.1">
                <text:p>464.1</text:p>
              </table:table-cell>
              <table:table-cell office:value-type="float" office:value="731.98181476784">
                <text:p>731.981814767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7">
                <text:p>907</text:p>
              </table:table-cell>
              <table:table-cell office:value-type="float" office:value="1267.76885066616">
                <text:p>1267.768850666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